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1pt" officeooo:rsid="001e1876" officeooo:paragraph-rsid="001e1876" style:font-size-asian="21pt" style:font-size-complex="21pt"/>
    </style:style>
    <style:style style:name="P2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4pt" officeooo:rsid="001e1876" officeooo:paragraph-rsid="001e1876" style:font-size-asian="24pt" style:font-size-complex="24pt"/>
    </style:style>
    <style:style style:name="P3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1pt" officeooo:rsid="001e1876" officeooo:paragraph-rsid="001e1876" fo:background-color="#ffff00" style:font-size-asian="21pt" style:font-size-complex="21pt"/>
    </style:style>
    <style:style style:name="P4" style:family="paragraph" style:parent-style-name="Text_20_body">
      <style:paragraph-properties fo:margin-top="0.0791in" fo:margin-bottom="0.1764in" style:contextual-spacing="false" fo:text-align="center" style:justify-single-word="false"/>
      <style:text-properties fo:color="#00a933" loext:opacity="100%" fo:font-size="21pt" officeooo:rsid="001e1876" officeooo:paragraph-rsid="001e1876" style:font-size-asian="21pt" style:font-size-complex="21pt"/>
    </style:style>
    <style:style style:name="P5" style:family="paragraph" style:parent-style-name="Text_20_body">
      <style:paragraph-properties fo:margin-top="0.0791in" fo:margin-bottom="0.1764in" style:contextual-spacing="false" fo:text-align="center" style:justify-single-word="false"/>
      <style:text-properties fo:color="#2a6099" loext:opacity="100%" fo:font-size="21pt" officeooo:rsid="001e1876" officeooo:paragraph-rsid="001e40ae" style:font-size-asian="21pt" style:font-size-complex="21pt"/>
    </style:style>
    <style:style style:name="P6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1pt" officeooo:rsid="001e1876" officeooo:paragraph-rsid="001e40ae" style:font-size-asian="21pt" style:font-size-complex="21pt"/>
    </style:style>
    <style:style style:name="P7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2pt" officeooo:rsid="001e1876" officeooo:paragraph-rsid="001e40ae" style:font-size-asian="22pt" style:font-size-complex="22pt"/>
    </style:style>
    <style:style style:name="P8" style:family="paragraph" style:parent-style-name="Text_20_body">
      <style:paragraph-properties fo:margin-top="0.0791in" fo:margin-bottom="0.1764in" style:contextual-spacing="false" fo:text-align="center" style:justify-single-word="false"/>
      <style:text-properties fo:font-size="21pt" officeooo:rsid="001e1876" officeooo:paragraph-rsid="001e40ae" fo:background-color="#ffff00" style:font-size-asian="21pt" style:font-size-complex="21pt"/>
    </style:style>
    <style:style style:name="P9" style:family="paragraph" style:parent-style-name="Text_20_body">
      <style:paragraph-properties fo:margin-top="0.0791in" fo:margin-bottom="0.1764in" style:contextual-spacing="false" fo:text-align="center" style:justify-single-word="false"/>
      <style:text-properties fo:color="#00a933" loext:opacity="100%" fo:font-size="21pt" officeooo:rsid="001e1876" officeooo:paragraph-rsid="001e40ae" style:font-size-asian="21pt" style:font-size-complex="21pt"/>
    </style:style>
    <style:style style:name="T1" style:family="text">
      <style:text-properties officeooo:rsid="001e40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শুভ জন্মদিন </text:p>
      <text:p text:style-name="P2">নামঃ মোঃ সোইব বাবু</text:p>
      <text:p text:style-name="P1">সময়ঃ রবিবার , সকাল ৬ টা ৩০ মিনিট </text:p>
      <text:p text:style-name="P3">জন্মতারিখঃ </text:p>
      <text:p text:style-name="P4">বাংলাঃ জ্যৈষ্ঠ ১৫ তারিখ ১৪২৯ <text:s/>বাং </text:p>
      <text:p text:style-name="P4">ইংরেজিঃ মে ২৯ তারিখ ২০২২ ইং </text:p>
      <text:p text:style-name="P4">আরবিঃ সাউয়াল ২৭ তারিখ ১৪৪৩ হিজরী </text:p>
      <text:p text:style-name="P5">পিতাঃ মওলানা ক্কারী মোঃ আজহার সাহেব </text:p>
      <text:p text:style-name="P5">মাতাঃ মোছাঃ আরিফা পারভিন </text:p>
      <text:p text:style-name="P6">গ্রামঃ বিলাইচন্ডী , কুঠিপাড়া </text:p>
      <text:p text:style-name="P6">পোস্টঅফিসঃ বিলাইচন্ডী</text:p>
      <text:p text:style-name="P6">থানাঃ <text:s/>পার্বতীপুর , জেলাঃ দিনাজপুর , </text:p>
      <text:p text:style-name="P6">বিভাগঃরংপুর , দেশঃ বাংলাদেশ <text:s/></text:p>
      <text:p text:style-name="P6"><text:s/></text:p>
      <text:p text:style-name="P6"><text:soft-page-break/></text:p>
      <text:p text:style-name="P6">শুভ জন্মদিন </text:p>
      <text:p text:style-name="P7">নামঃ মোঃ ছুলাইমান বাবু </text:p>
      <text:p text:style-name="P6">সময়ঃ শুক্রবার ,<text:span text:style-name="T1">সকাল</text:span> ১১ টা ২০ মিনিট </text:p>
      <text:p text:style-name="P8">জন্মতারিখঃ </text:p>
      <text:p text:style-name="P9">বাংলাঃ ভাদ্র <text:s/>১৭ তারিখ ১৪৩০ <text:s/>বাং </text:p>
      <text:p text:style-name="P9">ইংরেজিঃ সেপ্টেম্বর <text:s/>০১ তারিখ ২০২৩ ইং </text:p>
      <text:p text:style-name="P9">আরবিঃ সফর ১৫ তারিখ ১৪৪৪ হিজরী </text:p>
      <text:p text:style-name="P5">পিতাঃ মওলানা ক্কারী মোঃ আজহার সাহেব </text:p>
      <text:p text:style-name="P5">মাতাঃ মোছাঃ আরিফা পারভিন </text:p>
      <text:p text:style-name="P6">গ্রামঃ বিলাইচন্ডী , কুঠিপাড়া </text:p>
      <text:p text:style-name="P6">পোস্টঅফিসঃ বিলাইচন্ডী</text:p>
      <text:p text:style-name="P6">থানাঃ <text:s/>পার্বতীপুর , জেলাঃ দিনাজপুর , </text:p>
      <text:p text:style-name="P6">বিভাগঃরংপুর , দেশঃ বাংলাদেশ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9:42:02.252069800</meta:creation-date>
    <meta:print-date>2025-05-26T20:04:12.366024600</meta:print-date>
    <dc:date>2025-05-26T20:06:56.472232200</dc:date>
    <meta:editing-duration>PT33S</meta:editing-duration>
    <meta:editing-cycles>1</meta:editing-cycles>
    <meta:document-statistic meta:table-count="0" meta:image-count="0" meta:object-count="0" meta:page-count="2" meta:paragraph-count="27" meta:word-count="117" meta:character-count="452" meta:non-whitespace-character-count="329"/>
    <meta:generator>LibreOffice/25.2.2.2$Windows_X86_64 LibreOffice_project/7370d4be9e3cf6031a51beef54ff3bda878e3fac</meta:generator>
  </office:meta>
</office:document-meta>
</file>